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style:font-name="Calibri" fo:font-size="11pt" style:text-underline-style="none" style:font-size-asian="11pt" style:font-size-complex="11pt"/>
    </style:style>
    <style:style style:name="P2"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style:font-name="Calibri" fo:font-size="11pt" style:text-underline-style="none" style:font-name-asian="Consolas1" style:font-size-asian="11pt" style:font-name-complex="Consolas1" style:font-size-complex="11pt"/>
    </style:style>
    <style:style style:name="P3"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style:font-name="Calibri" fo:font-size="11pt" style:text-underline-style="none" fo:font-weight="bold" style:font-name-asian="Consolas1" style:font-size-asian="11pt" style:font-weight-asian="bold" style:font-name-complex="Consolas1" style:font-size-complex="11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style:font-name="Calibri" fo:font-size="11pt" fo:font-weight="bold" style:font-name-asian="Consolas1" style:font-size-asian="11pt" style:font-weight-asian="bold" style:font-name-complex="Consolas1" style:font-size-complex="11pt" style:font-weight-complex="bold"/>
    </style:style>
    <style:style style:name="P5"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style:font-name="Consolas" fo:font-size="10pt" style:text-underline-style="none" style:font-name-asian="Consolas1" style:font-size-asian="10pt" style:font-name-complex="Consolas1" style:font-size-complex="10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ext-autospace="none"/>
      <style:text-properties style:font-name="Calibri" fo:font-size="11pt" style:text-underline-style="none" fo:font-weight="bold" style:font-name-asian="Consolas1" style:font-size-asian="11pt" style:font-weight-asian="bold" style:font-name-complex="Consolas1" style:font-size-complex="11pt" style:font-weight-complex="bold"/>
    </style:style>
    <style:style style:name="P7" style:family="paragraph" style:parent-style-name="Standard" style:master-page-name="MP0">
      <style:paragraph-properties style:page-number="auto" fo:break-before="page"/>
    </style:style>
    <style:style style:name="P8" style:family="paragraph" style:parent-style-name="Standard" style:list-style-name="L2"/>
    <style:style style:name="P9" style:family="paragraph" style:parent-style-name="Standard" style:list-style-name="L3">
      <style:paragraph-properties fo:margin-top="0cm" fo:margin-bottom="0cm" style:contextual-spacing="false" fo:text-align="start" style:justify-single-word="false" style:text-autospace="none"/>
    </style:style>
    <style:style style:name="P10" style:family="paragraph" style:parent-style-name="Standard" style:list-style-name="L4">
      <style:paragraph-properties fo:margin-top="0cm" fo:margin-bottom="0cm" style:contextual-spacing="false" fo:text-align="start" style:justify-single-word="false" style:text-autospace="none"/>
    </style:style>
    <style:style style:name="P11" style:family="paragraph" style:parent-style-name="Standard" style:list-style-name="L5">
      <style:paragraph-properties fo:margin-top="0cm" fo:margin-bottom="0cm" style:contextual-spacing="false" fo:text-align="start" style:justify-single-word="false" style:text-autospace="none"/>
      <style:text-properties style:font-name="Calibri" fo:font-size="11pt" style:text-underline-style="none" style:font-name-asian="Consolas1" style:font-size-asian="11pt" style:font-name-complex="Consolas1" style:font-size-complex="11pt"/>
    </style:style>
    <style:style style:name="P12" style:family="paragraph" style:parent-style-name="Standard" style:list-style-name="L6">
      <style:paragraph-properties fo:margin-top="0cm" fo:margin-bottom="0cm" style:contextual-spacing="false" fo:text-align="start" style:justify-single-word="false" style:text-autospace="none"/>
      <style:text-properties style:font-name="Calibri" fo:font-size="11pt" style:text-underline-style="none" style:font-name-asian="Consolas1" style:font-size-asian="11pt" style:font-name-complex="Consolas1" style:font-size-complex="11pt"/>
    </style:style>
    <style:style style:name="P13"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style:font-name="Calibri" fo:font-size="11pt" style:text-underline-style="none" fo:font-weight="bold" officeooo:paragraph-rsid="001aabc5" style:font-name-asian="Consolas1" style:font-size-asian="11pt" style:font-weight-asian="bold" style:font-name-complex="Consolas1" style:font-size-complex="11pt" style:font-weight-complex="bold"/>
    </style:style>
    <style:style style:name="P14" style:family="paragraph" style:parent-style-name="Listenabsatz" style:list-style-name="L1"/>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style:font-name="Consolas" fo:font-size="10pt" style:font-size-asian="10pt" style:font-size-complex="10pt"/>
    </style:style>
    <style:style style:name="T4" style:family="text">
      <style:text-properties fo:color="#000080" style:font-name="Consolas" fo:font-size="10pt" fo:font-weight="normal" style:font-size-asian="10pt" style:font-weight-asian="normal" style:font-size-complex="10pt" style:font-weight-complex="normal"/>
    </style:style>
    <style:style style:name="T5" style:family="text">
      <style:text-properties fo:color="#000080" style:font-name="Consolas" fo:font-size="10pt" fo:font-weight="normal" officeooo:rsid="001aabc5" style:font-size-asian="10pt" style:font-weight-asian="normal" style:font-size-complex="10pt" style:font-weight-complex="normal"/>
    </style:style>
    <style:style style:name="T6" style:family="text">
      <style:text-properties fo:color="#000080" style:font-name="Consolas1" fo:font-size="10pt" style:font-name-asian="Consolas1" style:font-size-asian="10pt" style:font-name-complex="Consolas1" style:font-size-complex="10pt"/>
    </style:style>
    <style:style style:name="T7" style:family="text">
      <style:text-properties fo:color="#000000"/>
    </style:style>
    <style:style style:name="T8" style:family="text">
      <style:text-properties fo:color="#000000" style:font-name="Calibri" fo:font-size="11pt" style:text-underline-style="none" style:font-name-asian="Consolas1" style:font-size-asian="11pt" style:font-name-complex="Consolas1" style:font-size-complex="11pt"/>
    </style:style>
    <style:style style:name="T9" style:family="text">
      <style:text-properties fo:color="#000000" style:text-underline-style="none"/>
    </style:style>
    <style:style style:name="T10" style:family="text">
      <style:text-properties style:font-name="Calibri" fo:font-size="11pt" style:text-underline-style="none" style:font-name-asian="Consolas1" style:font-size-asian="11pt" style:font-name-complex="Consolas1" style:font-size-complex="11pt"/>
    </style:style>
    <style:style style:name="T11" style:family="text">
      <style:text-properties style:text-underline-style="none"/>
    </style:style>
    <style:style style:name="T12" style:family="text">
      <style:text-properties officeooo:rsid="001aabc5"/>
    </style:style>
    <style:style style:name="T13" style:family="text">
      <style:text-properties officeooo:rsid="001c965a"/>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Absatz-Standardschriftart"><text:span text:style-name="T1">Team</text:span></text:span>: 15, Sebastian Scheele | Arne Schulz</text:p>
      <text:p text:style-name="Standard"><text:span text:style-name="Absatz-Standardschriftart"><text:span text:style-name="T1">Aufgabenaufteilung</text:span></text:span>: </text:p>
      <text:list xml:id="list185469306937990261" text:style-name="L1">
        <text:list-item>
          <text:p text:style-name="P14">Wir haben alles in Pair-Programming entwickelt.</text:p>
        </text:list-item>
      </text:list>
      <text:p text:style-name="Standard"><text:span text:style-name="Absatz-Standardschriftart"><text:span text:style-name="T1">Quellenangaben</text:span></text:span>: </text:p>
      <text:p text:style-name="Standard">Bellman-Ford: <text:a xlink:type="simple" xlink:href="http://www-m9.ma.tum.de/material/spp/Bellman-Ford-Algorithmus.html"><text:span text:style-name="T6">http://www-m9.ma.tum.de/material/spp/Bellman-Ford-Algorithmus.html</text:span></text:a></text:p>
      <text:p text:style-name="Standard"><text:span text:style-name="Absatz-Standardschriftart"><text:span text:style-name="T2">Floyd-Warshall: </text:span></text:span><text:a xlink:type="simple" xlink:href="http://en.wikipedia.org/wiki/Floyd–Warshall_algorithm"><text:span text:style-name="Absatz-Standardschriftart"><text:span text:style-name="T4">http://en.wikipedia.org/wiki/Floyd%E2%80%93Warshall_algorithm</text:span></text:span></text:a><text:span text:style-name="Absatz-Standardschriftart"><text:span text:style-name="T4"> </text:span></text:span></text:p>
      <text:p text:style-name="Standard"><text:span text:style-name="Absatz-Standardschriftart"><text:span text:style-name="T1">Begründung für Codeübernahme</text:span></text:span>:</text:p>
      <text:p text:style-name="Standard"><text:span text:style-name="Absatz-Standardschriftart"><text:span text:style-name="T1">Bearbeitungszeitraum</text:span></text:span>: </text:p>
      <text:list xml:id="list5919708629043182947" text:style-name="L2">
        <text:list-item>
          <text:p text:style-name="P8">16.10.2013 - 15:30 bis 17:30 - Grundsätzliches Konzept überlegt, bzw. Analyse der Algorithmen</text:p>
        </text:list-item>
        <text:list-item>
          <text:p text:style-name="P8">23.10.2013 - 14:30 bis 18:00 - Implementierung des Bellman-Ford-Algorithmus</text:p>
        </text:list-item>
        <text:list-item>
          <text:p text:style-name="P8">30.10.2013 - 13:30 bis 17:30 - Implementierung des <text:span text:style-name="Absatz-Standardschriftart"><text:span text:style-name="T2">Floyd-Warshall-Alorithmus und Anpassungen des Bellman-Ford-Algorithmus auf ungerichtete Graphen</text:span></text:span></text:p>
        </text:list-item>
      </text:list>
      <text:p text:style-name="Standard"><text:span text:style-name="Absatz-Standardschriftart"><text:span text:style-name="T1">Aktueller Stand</text:span></text:span>: Der Bellman-Ford- als auch der Floyd<text:span text:style-name="T12">­</text:span>Warshall<text:span text:style-name="T12">­</text:span>Algorithmus sind sowohl für gerichtete als auch für ungerichtete Graphen implementiert und getestet.</text:p>
      <text:p text:style-name="Standard"><text:span text:style-name="Absatz-Standardschriftart"><text:span text:style-name="T1">Änderungen in der Skizze</text:span></text:span>: </text:p>
      <text:p text:style-name="Standard"><text:span text:style-name="Absatz-Standardschriftart"><text:span text:style-name="T1">Skizze</text:span></text:span>: Konzeption (Gedankengang während des Entwurfs):</text:p>
      <text:p text:style-name="P4">Bellman-Ford <text:span text:style-name="T9">Funktionsweise</text:span><text:span text:style-name="T11">:</text:span></text:p>
      <text:p text:style-name="P2">1: <text:span text:style-name="T7">Initialisierung</text:span></text:p>
      <text:list xml:id="list5210177877932880347" text:style-name="L3">
        <text:list-item>
          <text:p text:style-name="P9"><text:span text:style-name="T10">An </text:span><text:span text:style-name="T8">allen</text:span><text:span text:style-name="T10"> </text:span><text:span text:style-name="T8">Knoten</text:span><text:span text:style-name="T10"> die </text:span><text:span text:style-name="T8">Kosten</text:span><text:span text:style-name="T10"> </text:span><text:span text:style-name="T8">zum</text:span><text:span text:style-name="T10"> </text:span><text:span text:style-name="T8">erreichen</text:span><text:span text:style-name="T10"> </text:span><text:span text:style-name="T8">auf</text:span><text:span text:style-name="T10"> "</text:span><text:span text:style-name="T8">unendlich</text:span><text:span text:style-name="T10">" </text:span><text:span text:style-name="T8">setzen</text:span></text:p>
        </text:list-item>
        <text:list-item>
          <text:p text:style-name="P9"><text:span text:style-name="T10">Am </text:span><text:span text:style-name="T8">Startknoten</text:span><text:span text:style-name="T10"> die </text:span><text:span text:style-name="T8">Kosten</text:span><text:span text:style-name="T10"> </text:span><text:span text:style-name="T8">auf</text:span><text:span text:style-name="T10"> 0 </text:span><text:span text:style-name="T8">setzen</text:span></text:p>
        </text:list-item>
      </text:list>
      <text:p text:style-name="P2">2: <text:span text:style-name="T7">Zwei</text:span> <text:span text:style-name="T7">verschachtelte</text:span> <text:span text:style-name="T7">Schleifen</text:span></text:p>
      <text:list xml:id="list6582958871143216450" text:style-name="L4">
        <text:list-item>
          <text:p text:style-name="P10"><text:span text:style-name="T8">Schleife</text:span><text:span text:style-name="T10"> </text:span><text:span text:style-name="T8">über</text:span><text:span text:style-name="T10"> </text:span><text:span text:style-name="T8">alle</text:span><text:span text:style-name="T10"> </text:span><text:span text:style-name="T8">Knoten</text:span></text:p>
          <text:list>
            <text:list-item>
              <text:p text:style-name="P10"><text:span text:style-name="T8">Schleife</text:span><text:span text:style-name="T10"> </text:span><text:span text:style-name="T8">über</text:span><text:span text:style-name="T10"> </text:span><text:span text:style-name="T8">alle</text:span><text:span text:style-name="T10"> </text:span><text:span text:style-name="T8">Kanten</text:span><text:span text:style-name="T10"> </text:span><text:span text:style-name="T8">im</text:span><text:span text:style-name="T10"> </text:span><text:span text:style-name="T8">Graphen</text:span></text:p>
              <text:list>
                <text:list-item>
                  <text:p text:style-name="P10"><text:span text:style-name="T10">WENN die </text:span><text:span text:style-name="T8">Kosten</text:span><text:span text:style-name="T10"> </text:span><text:span text:style-name="T8">des</text:span><text:span text:style-name="T10"> </text:span><text:span text:style-name="T8">Ziels</text:span><text:span text:style-name="T10"> </text:span><text:span text:style-name="T8">der</text:span><text:span text:style-name="T10"> </text:span><text:span text:style-name="T8">Kante</text:span><text:span text:style-name="T10"> &gt; den </text:span><text:span text:style-name="T8">Kosten</text:span><text:span text:style-name="T10"> </text:span><text:span text:style-name="T8">vom</text:span><text:span text:style-name="T10"> Start </text:span><text:span text:style-name="T8">und</text:span><text:span text:style-name="T10"> den </text:span><text:span text:style-name="T8">Kosten</text:span><text:span text:style-name="T10"> </text:span><text:span text:style-name="T8">der</text:span><text:span text:style-name="T10"> </text:span><text:span text:style-name="T8">Kante</text:span><text:span text:style-name="T10"> </text:span><text:span text:style-name="T8">selbst</text:span></text:p>
                  <text:list>
                    <text:list-item>
                      <text:p text:style-name="P10"><text:span text:style-name="T10">DANN: </text:span><text:span text:style-name="T8">Überschreibe</text:span><text:span text:style-name="T10"> die </text:span><text:span text:style-name="T8">Kosten</text:span><text:span text:style-name="T10"> am </text:span><text:span text:style-name="T8">Ziel</text:span><text:span text:style-name="T10"> </text:span><text:span text:style-name="T8">mit</text:span><text:span text:style-name="T10"> den </text:span><text:span text:style-name="T8">neuen</text:span></text:p>
                    </text:list-item>
                  </text:list>
                </text:list-item>
              </text:list>
            </text:list-item>
          </text:list>
        </text:list-item>
      </text:list>
      <text:p text:style-name="P2">3: <text:span text:style-name="T7">Nachiteration</text:span> <text:span text:style-name="T7">um</text:span> <text:span text:style-name="T7">Zyklen</text:span> <text:span text:style-name="T7">mit</text:span> <text:span text:style-name="T7">negativen</text:span> <text:span text:style-name="T7">Kosten</text:span> <text:span text:style-name="T7">zu</text:span> <text:span text:style-name="T7">finden</text:span></text:p>
      <text:p text:style-name="P2"/>
      <text:p text:style-name="P2"><text:span text:style-name="T7">Aus</text:span> <text:span text:style-name="T7">der</text:span> <text:span text:style-name="T7">Funktionsweise</text:span> <text:span text:style-name="T7">ergibt</text:span> <text:span text:style-name="T7">sich</text:span> <text:span text:style-name="T7">das</text:span> an <text:span text:style-name="T7">jedem</text:span> <text:span text:style-name="T7">Knoten</text:span> <text:span text:style-name="T7">ein</text:span> <text:span text:style-name="T7">Attribut</text:span> <text:span text:style-name="T7">gespeichert</text:span> <text:span text:style-name="T7">werden</text:span> <text:span text:style-name="T7">muss</text:span>, <text:span text:style-name="T7">das</text:span> die <text:span text:style-name="T7">Kosten</text:span> <text:span text:style-name="T7">zu</text:span> <text:span text:style-name="T7">dieser</text:span> <text:span text:style-name="T7">Kante</text:span> <text:span text:style-name="T7">speichert</text:span>.</text:p>
      <text:p text:style-name="P2"><text:span text:style-name="T7">Soweit</text:span> so gut, <text:span text:style-name="T7">jetzt</text:span> <text:span text:style-name="T7">wissen</text:span> <text:span text:style-name="T7">wir</text:span> <text:span text:style-name="T7">wie</text:span> <text:span text:style-name="T7">teuer</text:span> <text:span text:style-name="T7">es</text:span> <text:span text:style-name="T7">ist</text:span> <text:span text:style-name="T7">vom</text:span> Start <text:span text:style-name="T7">zu</text:span> <text:span text:style-name="T7">einem</text:span> <text:span text:style-name="T7">anderen</text:span> <text:span text:style-name="T7">Knoten</text:span> <text:span text:style-name="T7">zu</text:span> <text:span text:style-name="T7">kommen</text:span>.</text:p>
      <text:p text:style-name="P2"><text:span text:style-name="T7">Allerdings</text:span> <text:span text:style-name="T7">fehlt</text:span> <text:span text:style-name="T7">jetzt</text:span> <text:span text:style-name="T7">noch</text:span> <text:span text:style-name="T7">der</text:span> <text:span text:style-name="T7">Weg</text:span> den man <text:span text:style-name="T7">gehen</text:span> <text:span text:style-name="T7">muss</text:span>.</text:p>
      <text:p text:style-name="P2"><text:span text:style-name="T7">Um</text:span> <text:span text:style-name="T7">das</text:span> <text:span text:style-name="T7">zu</text:span> <text:span text:style-name="T7">bewegstelligen</text:span>, <text:span text:style-name="T7">wollen</text:span> wir an jedem Knoten noch die ID der Kante speichern über den der Knoten erreicht wurde.</text:p>
      <text:p text:style-name="P2"><text:soft-page-break/>Da die ID einer Kante bei uns ein String ist, können wir die einfach in den Attributen der Kante abspeichern.</text:p>
      <text:p text:style-name="P2">Um dann den Weg vom Start zum Ziel zu ermitteln müssen wir dann einfach rekursiv vom Ende zum Start laufen.</text:p>
      <text:p text:style-name="P2"/>
      <text:p text:style-name="P2"/>
      <text:p text:style-name="P3">Nachtrag 23.10.2014 zum Bellman-Ford-<text:span text:style-name="T12">Algorithmus</text:span>:</text:p>
      <text:p text:style-name="P2">Uns ist aufgefallen, dass der Algorithmus so wie wir ihn implementiert haben, jede Kante als gerichtet interpretiert.</text:p>
      <text:p text:style-name="P2">Bei dem Versuch den Algorithmus auf ungerichtete Kanten zu erweitern, ist uns aufgefallen, dass wir aktuell in unserem ADT den kleinen Schwachpunkt haben. Von außerhalb des Graphen kann man nicht rausfinden ob eine Kante gerichtet oder ungerichtet ist. Somit können wir auch den Algorithmus nicht ohne weiteres umbauen, dass er sich bei einer ungerichteten Kante anders verhält.</text:p>
      <text:p text:style-name="P2">Um dieses zu ermöglichen, haben wir uns überlegt, in den Attributen einer Kante mit abzuspeichern, ob sie gerichtet oder ungerichtet ist. Durch diese Art der Erweiterung müssen wir den ADT des Graphen nicht anpassen und bleiben weiterhin austauschbar mit anderen Gruppen.</text:p>
      <text:p text:style-name="P2">Als Attribut-Name geben wir dafür "isDirectedEdge" vor mit den Werten "0" und "1" als Integer gespeichert. Dieses Attribut darf dann von außerhalb der ADT nicht veränderbar sein. Darum müssen wir beim setzten eines Attributes an einer Kante auch überprüfen das der Name des Attributes != "isDirectedEdge" sein muss.</text:p>
      <text:p text:style-name="P2">Wenn wir unseren Graphen dann erweitert haben, können wir in der Schleife über die Kanten dann eine Abfrage einbauen, die sicherstellt, dass bei einer ungerichtete Kante der Algorithmus auch noch mal Start und Ziel vertauscht.</text:p>
      <text:p text:style-name="P2">Ob es dann wirklich so funktioniert wie wir uns das vorstellen wird sich zeigen.</text:p>
      <text:p text:style-name="P2"/>
      <text:p text:style-name="P13">Nachtrag 30.10.2014 zum Bellman-Ford-<text:span text:style-name="T12">Algorithmus</text:span>::</text:p>
      <text:p text:style-name="P2">Die Implementierung hat so, wir wie es uns vorgestellt haben, funktioniert.</text:p>
      <text:p text:style-name="P2"/>
      <text:p text:style-name="P2"/>
      <text:p text:style-name="P6">Floyd-Warshall-Algorithmus Funktionsweise:</text:p>
      <text:p text:style-name="P2">1: Initialisierung</text:p>
      <text:list xml:id="list7126416536776730843" text:style-name="L5">
        <text:list-item>
          <text:p text:style-name="P11">Zwei verschachtelte Schleifen</text:p>
        </text:list-item>
      </text:list>
      <text:p text:style-name="P2"><text:tab/><text:tab/><text:span text:style-name="T3">FOR i = 0; i &lt; |V|; i++</text:span></text:p>
      <text:p text:style-name="P5"><text:tab/><text:tab/><text:tab/>FOR j = 0; j &lt; |V|; j++</text:p>
      <text:p text:style-name="P5"><text:tab/><text:tab/><text:tab/><text:tab/>IF (i == j)</text:p>
      <text:p text:style-name="P5"><text:tab/><text:tab/><text:tab/><text:tab/><text:tab/>D[i][j] = 0</text:p>
      <text:p text:style-name="P5"><text:tab/><text:tab/><text:tab/><text:tab/>ELSE IF (eine Kante von i nach j)</text:p>
      <text:p text:style-name="P5"><text:tab/><text:tab/><text:tab/><text:tab/><text:tab/>D[i][j] = (Kosten der Kante von i nach j)</text:p>
      <text:p text:style-name="P5"><text:tab/><text:tab/><text:tab/><text:tab/>ELSE</text:p>
      <text:p text:style-name="P5"><text:tab/><text:tab/><text:tab/><text:tab/><text:tab/>D[i][j] = UNENDLICH</text:p>
      <text:p text:style-name="P5"><text:s/><text:tab/><text:tab/><text:tab/><text:tab/>END</text:p>
      <text:p text:style-name="P5"><text:s/><text:tab/><text:tab/><text:tab/></text:p>
      <text:p text:style-name="P5"><text:s/><text:tab/><text:tab/><text:tab/><text:tab/>T[i][j] = -1 // weil 0 bei uns ein gültiger Index</text:p>
      <text:p text:style-name="P5"><text:s/><text:tab/><text:tab/><text:tab/>END</text:p>
      <text:p text:style-name="P5"><text:s/><text:tab/><text:tab/>END</text:p>
      <text:p text:style-name="P2"><text:s/><text:tab/><text:tab/><text:tab/></text:p>
      <text:p text:style-name="P2"><text:s/>2: Algorithmus</text:p>
      <text:list xml:id="list5913281801650358089" text:style-name="L6">
        <text:list-item>
          <text:p text:style-name="P12">Drei ineinander verschachtelte Schleifen</text:p>
        </text:list-item>
      </text:list>
      <text:p text:style-name="P2"><text:tab/><text:tab/><text:span text:style-name="T3">FOR j = 0; j &lt; |V|; j++</text:span></text:p>
      <text:p text:style-name="P5"><text:tab/><text:tab/><text:tab/>FOR i = 0; i &lt; |V|; i++</text:p>
      <text:p text:style-name="P5"><text:tab/><text:tab/><text:tab/><text:tab/>IF i == j CONTINUE</text:p>
      <text:p text:style-name="P5"><text:tab/><text:tab/><text:tab/><text:tab/></text:p>
      <text:p text:style-name="P5"><text:tab/><text:tab/><text:tab/><text:tab/>FOR k = 0; k &lt; |V|; k++</text:p>
      <text:p text:style-name="P5"><text:tab/><text:tab/><text:tab/><text:tab/><text:tab/>IF k == j CONTINUE</text:p>
      <text:p text:style-name="P5"><text:tab/><text:tab/><text:tab/><text:tab/><text:tab/></text:p>
      <text:p text:style-name="P5"><text:tab/><text:tab/><text:tab/><text:tab/><text:tab/>IF D[i][k] &gt; D[i][j] + D[j][k]</text:p>
      <text:p text:style-name="P5"><text:tab/><text:tab/><text:tab/><text:tab/><text:tab/><text:tab/>D[i][k] = D[i][j] + D[j][k] | T[i][k] = j</text:p>
      <text:p text:style-name="P5"><text:tab/><text:tab/><text:tab/><text:tab/><text:tab/>END</text:p>
      <text:p text:style-name="P5"><text:tab/><text:tab/><text:tab/><text:tab/>END</text:p>
      <text:p text:style-name="P5"><text:tab/><text:tab/><text:tab/><text:tab/>IF D[i][i] &lt; 0</text:p>
      <text:p text:style-name="P5"><text:tab/><text:tab/><text:tab/><text:tab/><text:tab/>negCircle = true</text:p>
      <text:p text:style-name="P5"><text:tab/><text:tab/><text:tab/><text:tab/><text:tab/>BREAK</text:p>
      <text:p text:style-name="P5"><text:tab/><text:tab/><text:tab/><text:tab/>END</text:p>
      <text:p text:style-name="P5"><text:tab/><text:tab/><text:tab/>END</text:p>
      <text:p text:style-name="P5"><text:tab/><text:tab/>END</text:p>
      <text:p text:style-name="P2"><text:s/><text:tab/></text:p>
      <text:p text:style-name="P2"><text:s/><text:tab/></text:p>
      <text:p text:style-name="P2">Bei der Betrachtung des Algorithmus ist uns aufgefallen, dass wenn von einem Knoten zu einem anderen Knoten mehr als eine Kante existiert,</text:p>
      <text:p text:style-name="P2">der Algorithmus nicht richtig funktioniert.</text:p>
      <text:p text:style-name="P2">Aus der Funktionsweise lässt sich ableiten, dass wir zwei Matrizen brauchen (Arrays von Arrays).</text:p>
      <text:p text:style-name="P2">Zum besseren Verständnis des Algorithmus hat uns die Beschreibung des Algorithmus zur Rekontruktion des Weges in der Englischen Wikipedia sehr geholfen. </text:p>
      <text:p text:style-name="P2"><text:s/></text:p>
      <text:p text:style-name="P2"/>
      <text:p text:style-name="P2"/>
      <text:p text:style-name="P2"/>
      <text:p text:style-name="P2"/>
      <text:p text:style-name="P3"><text:soft-page-break/>Nachtrag 30.10.2013 zum Floyd-Warshall-<text:span text:style-name="T12">Algorithmus</text:span>:</text:p>
      <text:p text:style-name="P2">Die Implementierung hat super geklappt und die Distanz stimmt mit der durch den Bellman-Ford-Algorithmus ermittelten überein.</text:p>
      <text:p text:style-name="P2">Um den Pfad zur Ermittlung, über welche Kanten man gehen muss, haben wir uns folgendermaßen überlegt:</text:p>
      <text:p text:style-name="P2">In der Transit-Matrix (T) wird ja immer der Knoten mit dem höchsten Index gespeichert, der auf dem <text:span text:style-name="T13">kürzesten </text:span>Weg <text:span text:style-name="T13">liegt</text:span>.</text:p>
      <text:p text:style-name="P2">Dadurch ergibt sich eine beidseitige Rekursion, dass bedeutet das wir für T[i][j] nicht nur den Pfad von T[i][j] zum Ziel, sondern auch den Pfad vom Start zu T[i][j]</text:p>
      <text:p text:style-name="P2">Pseudo-Code<text:tab/></text:p>
      <text:p text:style-name="P2"><text:tab/><text:span text:style-name="T3">transitNode = T[idxSource][idxTarget];</text:span></text:p>
      <text:p text:style-name="P5"><text:tab/>IF transitNode &gt;= 0 // bei -1 existiert ein direkter weg</text:p>
      <text:p text:style-name="P5"><text:tab/><text:tab/>//Wenn ein transit existiert dann müssen wir schauen wie der Source</text:p>
      <text:p text:style-name="P5"><text:tab/><text:tab/>//zum Transit gekommen ist </text:p>
      <text:p text:style-name="P5"><text:tab/><text:tab/>PRINT recursive(idxSource, transitNode)</text:p>
      <text:p text:style-name="P5"><text:tab/><text:tab/></text:p>
      <text:p text:style-name="P5"><text:tab/><text:tab/>//Dann sich selber ausgeben </text:p>
      <text:p text:style-name="P5"><text:tab/><text:tab/>PRINT this.listOfVertices.get(transitNode);</text:p>
      <text:p text:style-name="P5"><text:tab/><text:tab/></text:p>
      <text:p text:style-name="P5"><text:tab/><text:tab/>//Wenn ein transit existiert dann müssen wir schauen wie der Transit</text:p>
      <text:p text:style-name="P5"><text:tab/><text:tab/>//zum Ziel gekommen ist </text:p>
      <text:p text:style-name="P5"><text:tab/><text:tab/>PRINT recursive(transitNode, idxTarget);</text:p>
      <text:p text:style-name="P5"><text:tab/>E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Prof. Dr. Klauck</meta:initial-creator>
    <meta:creation-date>2012-12-06T20:25:00Z</meta:creation-date>
    <dc:date>2013-11-03T16:41:43.719830649</dc:date>
    <meta:editing-cycles>17</meta:editing-cycles>
    <meta:editing-duration>PT1H35M35S</meta:editing-duration>
    <meta:document-statistic meta:table-count="0" meta:image-count="0" meta:object-count="0" meta:page-count="4" meta:paragraph-count="101" meta:word-count="852" meta:character-count="5705" meta:non-whitespace-character-count="4791"/>
    <meta:template xlink:type="simple" xlink:actuate="onRequest" xlink:title="" xlink:href="Normal.dotm"/>
  </office:meta>
</office:document-meta>
</file>